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16226" officeooo:paragraph-rsid="00116226" style:font-weight-asian="bold" style:font-weight-complex="bold"/>
    </style:style>
    <style:style style:name="P2" style:family="paragraph" style:parent-style-name="Standard">
      <style:paragraph-properties fo:text-align="start" style:justify-single-word="false"/>
      <style:text-properties fo:font-size="14pt" fo:font-style="normal" fo:font-weight="bold" officeooo:rsid="0014fa4e" officeooo:paragraph-rsid="0014fa4e" style:font-style-asian="normal" style:font-weight-asian="bold" style:font-style-complex="normal" style:font-weight-complex="bold"/>
    </style:style>
    <style:style style:name="P3" style:family="paragraph" style:parent-style-name="Standard">
      <style:paragraph-properties fo:text-align="start" style:justify-single-word="false"/>
      <style:text-properties fo:font-size="14pt" fo:font-style="normal" fo:font-weight="bold" officeooo:rsid="00170d37" officeooo:paragraph-rsid="00170d37"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fo:font-size="14pt" fo:font-style="normal" fo:font-weight="bold" officeooo:rsid="001b25f1" officeooo:paragraph-rsid="001b25f1"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ize="14pt" fo:font-style="normal" fo:font-weight="bold" officeooo:rsid="001f6bae" officeooo:paragraph-rsid="001f6bae"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fo:font-size="16pt" officeooo:rsid="0010ceff" officeooo:paragraph-rsid="0010ceff"/>
    </style:style>
    <style:style style:name="P7" style:family="paragraph" style:parent-style-name="Standard">
      <style:paragraph-properties fo:text-align="start" style:justify-single-word="false"/>
      <style:text-properties fo:font-size="16pt" officeooo:rsid="0010ceff" officeooo:paragraph-rsid="0010ceff"/>
    </style:style>
    <style:style style:name="P8" style:family="paragraph" style:parent-style-name="Standard">
      <style:paragraph-properties fo:text-align="start" style:justify-single-word="false"/>
      <style:text-properties fo:font-size="12pt" officeooo:rsid="00116226" officeooo:paragraph-rsid="00116226"/>
    </style:style>
    <style:style style:name="P9" style:family="paragraph" style:parent-style-name="Standard">
      <style:paragraph-properties fo:text-align="start" style:justify-single-word="false"/>
      <style:text-properties fo:font-size="12pt" fo:font-style="normal" fo:font-weight="normal" officeooo:rsid="0014fa4e" officeooo:paragraph-rsid="0014fa4e"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ize="12pt" fo:font-style="normal" fo:font-weight="normal" officeooo:rsid="00166df4" officeooo:paragraph-rsid="00166df4"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ize="12pt" fo:font-style="normal" fo:font-weight="normal" officeooo:rsid="00193ecb" officeooo:paragraph-rsid="00193ecb"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d5a7e" officeooo:paragraph-rsid="001d5a7e"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d97cb" officeooo:paragraph-rsid="001d97cb"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1ee346" officeooo:paragraph-rsid="001ee346"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19bc9" officeooo:paragraph-rsid="00219bc9" style:font-style-asian="normal" style:font-weight-asian="normal" style:font-style-complex="normal" style:font-weight-complex="normal"/>
    </style:style>
    <style:style style:name="P16" style:family="paragraph" style:parent-style-name="Standard" style:list-style-name="L1">
      <style:paragraph-properties fo:text-align="start" style:justify-single-word="false"/>
      <style:text-properties fo:font-size="12pt" officeooo:rsid="00116226" officeooo:paragraph-rsid="00116226"/>
    </style:style>
    <style:style style:name="P17" style:family="paragraph" style:parent-style-name="Standard" style:list-style-name="L2">
      <style:paragraph-properties fo:text-align="start" style:justify-single-word="false"/>
      <style:text-properties fo:font-size="12pt" fo:font-weight="normal" officeooo:rsid="0014fa4e" officeooo:paragraph-rsid="0014fa4e" style:font-weight-asian="normal" style:font-weight-complex="normal"/>
    </style:style>
    <style:style style:name="P18" style:family="paragraph" style:parent-style-name="Standard" style:list-style-name="L3">
      <style:paragraph-properties fo:text-align="start" style:justify-single-word="false"/>
      <style:text-properties fo:font-size="12pt" fo:font-weight="normal" officeooo:rsid="0013073f" officeooo:paragraph-rsid="0013073f" style:font-weight-asian="normal" style:font-weight-complex="normal"/>
    </style:style>
    <style:style style:name="P19" style:family="paragraph" style:parent-style-name="Standard" style:list-style-name="L3">
      <style:paragraph-properties fo:text-align="start" style:justify-single-word="false"/>
      <style:text-properties fo:font-size="12pt" fo:font-style="normal" fo:font-weight="normal" officeooo:rsid="0013073f" officeooo:paragraph-rsid="0013073f" style:font-style-asian="normal" style:font-weight-asian="normal" style:font-style-complex="normal" style:font-weight-complex="normal"/>
    </style:style>
    <style:style style:name="P20" style:family="paragraph" style:parent-style-name="Standard" style:list-style-name="L3">
      <style:paragraph-properties fo:text-align="start" style:justify-single-word="false"/>
      <style:text-properties fo:font-size="12pt" fo:font-style="normal" fo:font-weight="normal" officeooo:rsid="0014fa4e" officeooo:paragraph-rsid="0014fa4e" style:font-style-asian="normal" style:font-weight-asian="normal" style:font-style-complex="normal" style:font-weight-complex="normal"/>
    </style:style>
    <style:style style:name="P21" style:family="paragraph" style:parent-style-name="Standard" style:list-style-name="L4">
      <style:paragraph-properties fo:text-align="start" style:justify-single-word="false"/>
      <style:text-properties fo:font-size="12pt" fo:font-style="normal" fo:font-weight="normal" officeooo:rsid="00166df4" officeooo:paragraph-rsid="00166df4" style:font-style-asian="normal" style:font-weight-asian="normal" style:font-style-complex="normal" style:font-weight-complex="normal"/>
    </style:style>
    <style:style style:name="P22" style:family="paragraph" style:parent-style-name="Standard" style:list-style-name="L5">
      <style:paragraph-properties fo:text-align="start" style:justify-single-word="false"/>
      <style:text-properties fo:font-size="12pt" fo:font-style="normal" fo:font-weight="normal" officeooo:rsid="001782f4" officeooo:paragraph-rsid="001782f4" style:font-style-asian="normal" style:font-weight-asian="normal" style:font-style-complex="normal" style:font-weight-complex="normal"/>
    </style:style>
    <style:style style:name="P23" style:family="paragraph" style:parent-style-name="Standard" style:list-style-name="L5">
      <style:paragraph-properties fo:text-align="start" style:justify-single-word="false"/>
      <style:text-properties fo:font-size="12pt" fo:font-style="normal" fo:font-weight="normal" officeooo:rsid="00193ecb" officeooo:paragraph-rsid="00193ecb" style:font-style-asian="normal" style:font-weight-asian="normal" style:font-style-complex="normal" style:font-weight-complex="normal"/>
    </style:style>
    <style:style style:name="P24" style:family="paragraph" style:parent-style-name="Standard" style:list-style-name="L6">
      <style:paragraph-properties fo:text-align="start" style:justify-single-word="false"/>
      <style:text-properties fo:font-size="12pt" fo:font-style="normal" fo:font-weight="normal" officeooo:rsid="001caccf" officeooo:paragraph-rsid="001caccf" style:font-style-asian="normal" style:font-weight-asian="normal" style:font-style-complex="normal" style:font-weight-complex="normal"/>
    </style:style>
    <style:style style:name="P25" style:family="paragraph" style:parent-style-name="Standard" style:list-style-name="L6">
      <style:paragraph-properties fo:text-align="start" style:justify-single-word="false"/>
      <style:text-properties fo:font-size="12pt" fo:font-style="normal" fo:font-weight="normal" officeooo:rsid="001d5a7e" officeooo:paragraph-rsid="001d5a7e" style:font-style-asian="normal" style:font-weight-asian="normal" style:font-style-complex="normal" style:font-weight-complex="normal"/>
    </style:style>
    <style:style style:name="P26" style:family="paragraph" style:parent-style-name="Standard" style:list-style-name="L6">
      <style:paragraph-properties fo:text-align="start" style:justify-single-word="false"/>
      <style:text-properties fo:font-size="12pt" fo:font-style="normal" fo:font-weight="normal" officeooo:rsid="001d97cb" officeooo:paragraph-rsid="001d97cb" style:font-style-asian="normal" style:font-weight-asian="normal" style:font-style-complex="normal" style:font-weight-complex="normal"/>
    </style:style>
    <style:style style:name="P27" style:family="paragraph" style:parent-style-name="Standard" style:list-style-name="L6">
      <style:paragraph-properties fo:text-align="start" style:justify-single-word="false"/>
      <style:text-properties fo:font-size="12pt" fo:font-style="normal" fo:font-weight="normal" officeooo:rsid="001ee346" officeooo:paragraph-rsid="001ee346" style:font-style-asian="normal" style:font-weight-asian="normal" style:font-style-complex="normal" style:font-weight-complex="normal"/>
    </style:style>
    <style:style style:name="P28" style:family="paragraph" style:parent-style-name="Standard" style:list-style-name="L7">
      <style:paragraph-properties fo:text-align="start" style:justify-single-word="false"/>
      <style:text-properties fo:font-size="12pt" fo:font-style="normal" fo:font-weight="normal" officeooo:rsid="00219bc9" officeooo:paragraph-rsid="00219bc9"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219bc9" officeooo:paragraph-rsid="00219bc9" style:font-style-asian="normal" style:font-weight-asian="normal" style:font-style-complex="normal" style:font-weight-complex="normal"/>
    </style:style>
    <style:style style:name="P30" style:family="paragraph" style:parent-style-name="Standard" style:list-style-name="L7">
      <style:paragraph-properties fo:text-align="start" style:justify-single-word="false"/>
      <style:text-properties fo:font-size="12pt" fo:font-style="normal" fo:font-weight="normal" officeooo:rsid="0023c8bb" officeooo:paragraph-rsid="0023c8bb"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23c8bb" officeooo:paragraph-rsid="0023c8bb" style:font-style-asian="normal" style:font-weight-asian="normal" style:font-style-complex="normal" style:font-weight-complex="normal"/>
    </style:style>
    <style:style style:name="P32" style:family="paragraph" style:parent-style-name="Standard" style:list-style-name="L6">
      <style:paragraph-properties fo:text-align="start" style:justify-single-word="false"/>
      <style:text-properties fo:font-size="10pt" fo:font-style="italic" fo:font-weight="normal" officeooo:rsid="001d97cb" officeooo:paragraph-rsid="001d97cb" style:font-style-asian="italic" style:font-weight-asian="normal" style:font-style-complex="italic" style:font-weight-complex="normal"/>
    </style:style>
    <style:style style:name="P33" style:family="paragraph" style:parent-style-name="Standard" style:list-style-name="L6">
      <style:paragraph-properties fo:text-align="start" style:justify-single-word="false"/>
      <style:text-properties fo:font-size="10pt" fo:font-style="italic" fo:font-weight="normal" officeooo:rsid="001ee346" officeooo:paragraph-rsid="001ee346" style:font-style-asian="italic" style:font-weight-asian="normal" style:font-style-complex="italic" style:font-weight-complex="normal"/>
    </style:style>
    <style:style style:name="P34" style:family="paragraph" style:parent-style-name="Standard" style:list-style-name="L8">
      <style:paragraph-properties fo:text-align="start" style:justify-single-word="false"/>
      <style:text-properties officeooo:paragraph-rsid="0024caa9"/>
    </style:style>
    <style:style style:name="P35" style:family="paragraph" style:parent-style-name="Standard" style:list-style-name="L8">
      <style:paragraph-properties fo:text-align="start" style:justify-single-word="false"/>
      <style:text-properties officeooo:paragraph-rsid="0025a446"/>
    </style:style>
    <style:style style:name="P36" style:family="paragraph" style:parent-style-name="Standard">
      <style:paragraph-properties fo:text-align="start" style:justify-single-word="false"/>
      <style:text-properties fo:font-size="14pt" fo:font-style="normal" fo:font-weight="bold" officeooo:rsid="0023c8bb" officeooo:paragraph-rsid="0023c8bb" style:font-style-asian="normal" style:font-weight-asian="bold" style:font-style-complex="normal" style:font-weight-complex="bold"/>
    </style:style>
    <style:style style:name="P37" style:family="paragraph" style:parent-style-name="Standard" style:list-style-name="L8">
      <style:paragraph-properties fo:text-align="start" style:justify-single-word="false"/>
      <style:text-properties officeooo:rsid="0024caa9" officeooo:paragraph-rsid="0024caa9"/>
    </style:style>
    <style:style style:name="P38" style:family="paragraph" style:parent-style-name="Standard">
      <style:paragraph-properties fo:text-align="start" style:justify-single-word="false"/>
      <style:text-properties officeooo:rsid="0024caa9" officeooo:paragraph-rsid="0024caa9"/>
    </style:style>
    <style:style style:name="P39" style:family="paragraph" style:parent-style-name="Standard" style:list-style-name="L8">
      <style:paragraph-properties fo:text-align="start" style:justify-single-word="false"/>
      <style:text-properties officeooo:rsid="0025a446" officeooo:paragraph-rsid="0025a446"/>
    </style:style>
    <style:style style:name="P40" style:family="paragraph" style:parent-style-name="Standard" style:list-style-name="L8">
      <style:paragraph-properties fo:text-align="start" style:justify-single-word="false"/>
      <style:text-properties officeooo:rsid="0026317e" officeooo:paragraph-rsid="0026317e"/>
    </style:style>
    <style:style style:name="T1" style:family="text">
      <style:text-properties fo:font-style="italic" style:font-style-asian="italic" style:font-style-complex="italic"/>
    </style:style>
    <style:style style:name="T2" style:family="text">
      <style:text-properties fo:font-size="12pt" fo:font-style="normal" style:font-style-asian="normal" style:font-style-complex="normal"/>
    </style:style>
    <style:style style:name="T3" style:family="text">
      <style:text-properties fo:font-size="12pt" fo:font-style="normal" fo:font-weight="normal" style:font-style-asian="normal" style:font-weight-asian="normal" style:font-style-complex="normal" style:font-weight-complex="normal"/>
    </style:style>
    <style:style style:name="T4" style:family="text">
      <style:text-properties fo:font-size="12pt" fo:font-style="normal" fo:font-weight="normal" officeooo:rsid="0024caa9" style:font-style-asian="normal" style:font-weight-asian="normal" style:font-style-complex="normal" style:font-weight-complex="normal"/>
    </style:style>
    <style:style style:name="T5" style:family="text">
      <style:text-properties fo:font-size="12pt" fo:font-style="normal" fo:font-weight="normal" officeooo:rsid="0025a446" style:font-style-asian="normal" style:font-weight-asian="normal" style:font-style-complex="normal" style:font-weight-complex="normal"/>
    </style:style>
    <style:style style:name="T6" style:family="text">
      <style:text-properties fo:font-size="12pt" fo:font-style="normal" style:text-underline-style="none" fo:font-weight="normal" style:font-style-asian="normal" style:font-weight-asian="normal" style:font-style-complex="normal" style:font-weight-complex="normal"/>
    </style:style>
    <style:style style:name="T7" style:family="text">
      <style:text-properties fo:font-size="12pt" fo:font-style="normal" style:text-underline-style="none" fo:font-weight="normal" officeooo:rsid="0025a446" style:font-style-asian="normal" style:font-weight-asian="normal" style:font-style-complex="normal" style:font-weight-complex="normal"/>
    </style:style>
    <style:style style:name="T8" style:family="text">
      <style:text-properties fo:font-size="10pt"/>
    </style:style>
    <style:style style:name="T9" style:family="text">
      <style:text-properties fo:font-size="10pt" fo:font-style="italic" style:font-style-asian="italic" style:font-style-complex="italic"/>
    </style:style>
    <style:style style:name="T10" style:family="text">
      <style:text-properties fo:font-size="10pt" fo:font-style="italic" fo:font-weight="normal" style:font-style-asian="italic" style:font-weight-asian="normal" style:font-style-complex="italic" style:font-weight-complex="normal"/>
    </style:style>
    <style:style style:name="T11" style:family="text">
      <style:text-properties fo:font-size="10pt" fo:font-style="italic" fo:font-weight="normal" officeooo:rsid="0025a446" style:font-style-asian="italic" style:font-weight-asian="normal" style:font-style-complex="italic" style:font-weight-complex="normal"/>
    </style:style>
    <style:style style:name="T12" style:family="text">
      <style:text-properties fo:font-size="10pt" fo:font-style="italic" style:text-underline-style="none" fo:font-weight="normal" style:font-style-asian="italic" style:font-weight-asian="normal" style:font-style-complex="italic" style:font-weight-complex="normal"/>
    </style:style>
    <style:style style:name="T13" style:family="text">
      <style:text-properties fo:font-size="10pt" officeooo:rsid="00193ec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Rails - Active Record</text:p>
      <text:p text:style-name="P7"/>
      <text:p text:style-name="P8">Learning Outcomes</text:p>
      <text:list xml:id="list2130820699" text:style-name="L1">
        <text:list-item>
          <text:p text:style-name="P16">What is an ORM</text:p>
        </text:list-item>
        <text:list-item>
          <text:p text:style-name="P16">Why is Active Record more useful than just using SQL</text:p>
        </text:list-item>
        <text:list-item>
          <text:p text:style-name="P16">What are the two steps required to make a new row in your database table with ActiveRecord</text:p>
        </text:list-item>
        <text:list-item>
          <text:p text:style-name="P16">What are 'generators' in Rails</text:p>
        </text:list-item>
      </text:list>
      <text:p text:style-name="P8"/>
      <text:p text:style-name="P1">Object-Relational-Mapping (ORM)</text:p>
      <text:list xml:id="list343225032" text:style-name="L2">
        <text:list-item>
          <text:p text:style-name="P17">A programming technique used to convert data between incompatible types using Object-oriented programming languages.</text:p>
          <text:p text:style-name="P17"/>
        </text:list-item>
      </text:list>
      <text:list xml:id="list3278360552" text:style-name="L3">
        <text:list-item>
          <text:p text:style-name="P18">Active Record takes data which is stored in a database table using rows and columns, which needs SQL statements, and lets you interact with that data as though it was a normal Ruby object.</text:p>
          <text:list>
            <text:list-item>
              <text:p text:style-name="P18">Example: to get a list of all users (nosql)</text:p>
              <text:list>
                <text:list-item>
                  <text:p text:style-name="P19">SQL: <text:span text:style-name="T1">SELECT * FROM users</text:span></text:p>
                </text:list-item>
                <text:list-item>
                  <text:p text:style-name="P19">code: <text:span text:style-name="T1">User.all</text:span></text:p>
                </text:list-item>
              </text:list>
            </text:list-item>
            <text:list-item>
              <text:p text:style-name="P20">Active Record will then fill that array with User objects.</text:p>
            </text:list-item>
          </text:list>
        </text:list-item>
      </text:list>
      <text:p text:style-name="P9"/>
      <text:list xml:id="list210110782056699" text:continue-numbering="true" text:style-name="L3">
        <text:list-item>
          <text:p text:style-name="P20">With ORM, the type of database that you are using can vary as Active Record will manage all differences between the databases.</text:p>
          <text:list>
            <text:list-item>
              <text:p text:style-name="P20">Rails <text:span text:style-name="T9">config/database.yml</text:span> will have to be configured depending on which database is used.</text:p>
              <text:list>
                <text:list-item>
                  <text:p text:style-name="P20">This means to change databases, you only need to change the configuration files.</text:p>
                </text:list-item>
              </text:list>
            </text:list-item>
          </text:list>
        </text:list-item>
      </text:list>
      <text:p text:style-name="P9"/>
      <text:p text:style-name="P2">Rails Models</text:p>
      <text:list xml:id="list72003008" text:style-name="L4">
        <text:list-item>
          <text:p text:style-name="P21">One table in a database corresponds to one model which inherits from Active Record.</text:p>
          <text:list>
            <text:list-item>
              <text:p text:style-name="P21">To make a database table of User, you make a model of User. </text:p>
            </text:list-item>
            <text:list-item>
              <text:p text:style-name="P21">The model inherits methods such as <text:span text:style-name="T9">all, find, </text:span>and <text:span text:style-name="T9">create</text:span> from Active Record.</text:p>
            </text:list-item>
          </text:list>
        </text:list-item>
      </text:list>
      <text:p text:style-name="P10"/>
      <text:p text:style-name="P3">Working with Models</text:p>
      <text:list xml:id="list463685153" text:style-name="L5">
        <text:list-item>
          <text:p text:style-name="P22">Active Record lets you create a Ruby object that represents a row in one of the database tables.</text:p>
          <text:list>
            <text:list-item>
              <text:p text:style-name="P22">To create a new User, you must do var_name = <text:span text:style-name="T9">User.new</text:span> followed by <text:span text:style-name="T8">var_name.save</text:span><text:span text:style-name="T13">.</text:span></text:p>
              <text:list>
                <text:list-item>
                  <text:p text:style-name="P23">First, you create a new Ruby object with a hash of attributes.</text:p>
                  <text:list>
                    <text:list-item>
                      <text:p text:style-name="P23">If you do not pass a hash, you will need to manually add attributes by setting them like: <text:span text:style-name="T9">var_name.name = 'Seven'</text:span></text:p>
                    </text:list-item>
                  </text:list>
                </text:list-item>
                <text:list-item>
                  <text:p text:style-name="P23">After, you must save it onto the database.</text:p>
                  <text:list>
                    <text:list-item>
                      <text:p text:style-name="P23">If you do not save, it sits in memory and gets deleted.</text:p>
                      <text:p text:style-name="P23"/>
                    </text:list-item>
                  </text:list>
                </text:list-item>
              </text:list>
            </text:list-item>
          </text:list>
        </text:list-item>
        <text:list-item>
          <text:p text:style-name="P23">The <text:span text:style-name="T9">#create</text:span> method is a combination of both steps.</text:p>
        </text:list-item>
      </text:list>
      <text:p text:style-name="P11"/>
      <text:p text:style-name="P4">Migrations</text:p>
      <text:list xml:id="list286025985" text:style-name="L6">
        <text:list-item>
          <text:p text:style-name="P24">A migration file, when <text:span text:style-name="T9">rails generate model </text:span>is ran, will have a timestamp for Rails.</text:p>
        </text:list-item>
        <text:list-item>
          <text:p text:style-name="P24">To only create a database migration file (no model or any test files), use <text:span text:style-name="T9">rails generate migration NameYourMigration</text:span>.</text:p>
          <text:list>
            <text:list-item>
              <text:p text:style-name="P24">This can be used to modify data tables instead of creating a new one.</text:p>
            </text:list-item>
            <text:list-item>
              <text:p text:style-name="P24"><text:soft-page-break/>There is also a syntax used for specifying additional parameters, but can be added manually by accessing the file.</text:p>
            </text:list-item>
          </text:list>
        </text:list-item>
      </text:list>
      <text:p text:style-name="P12"/>
      <text:list xml:id="list210112211584314" text:continue-numbering="true" text:style-name="L6">
        <text:list-item>
          <text:p text:style-name="P25">A migration is a script that tells RAils how you want to set up or change a database.</text:p>
          <text:list>
            <text:list-item>
              <text:p text:style-name="P25">The script will manage your database without you having to write any SQL code. You just specify the correct Ruby method and its parameters.</text:p>
            </text:list-item>
          </text:list>
        </text:list-item>
        <text:list-item>
          <text:p text:style-name="P25">To run the migration, use the command: <text:span text:style-name="T8">rails db:migrate</text:span></text:p>
          <text:list>
            <text:list-item>
              <text:p text:style-name="P26">This command runs any migrations that haven't been run yet.</text:p>
            </text:list-item>
            <text:list-item>
              <text:p text:style-name="P32">db:migrate<text:span text:style-name="T2"> lets you set up your database using user-friendly Ruby code instead of SQL.</text:span></text:p>
            </text:list-item>
          </text:list>
        </text:list-item>
      </text:list>
      <text:p text:style-name="P13"/>
      <text:list xml:id="list210111244516562" text:continue-numbering="true" text:style-name="L6">
        <text:list-item>
          <text:p text:style-name="P33"><text:span text:style-name="T2">Migrations are usually reversible. If you forgot a column, you can rollback using: </text:span>rails db:rollback <text:span text:style-name="T2"><text:s/>and the last series of migrations will be reversed. Then you just add the column you forgot.</text:span></text:p>
          <text:list>
            <text:list-item>
              <text:p text:style-name="P33"><text:span text:style-name="T2">Migration reversability is something to keep in mind for method that do not have a n obvious reverse case. In these cases, you will need to specify </text:span>up <text:span text:style-name="T2">and </text:span>down <text:span text:style-name="T2">methods.</text:span></text:p>
            </text:list-item>
          </text:list>
        </text:list-item>
      </text:list>
      <text:p text:style-name="P14"/>
      <text:list xml:id="list210111764509625" text:continue-numbering="true" text:style-name="L6">
        <text:list-item>
          <text:p text:style-name="P33"><text:span text:style-name="T2">You never want to rollback migrations unless you've screwed something up. In situations where you need to remove a column, you create a new migration that removes the column using </text:span>remove_column <text:span text:style-name="T2">method.</text:span></text:p>
          <text:list>
            <text:list-item>
              <text:p text:style-name="P27">This way of altering the database preserves the database</text:p>
            </text:list-item>
          </text:list>
        </text:list-item>
      </text:list>
      <text:p text:style-name="P14"/>
      <text:p text:style-name="P14"/>
      <text:p text:style-name="P5">Basic Validations</text:p>
      <text:list xml:id="list1809677438" text:style-name="L7">
        <text:list-item>
          <text:p text:style-name="P28">There are three levels of validation that can be enforced.</text:p>
        </text:list-item>
      </text:list>
      <text:p text:style-name="P15"/>
      <text:list xml:id="list210111091424840" text:continue-numbering="true" text:style-name="L7">
        <text:list-item>
          <text:p text:style-name="P28">The top most level is using Javascript in the browser to detect if someone has filled out the form properly. This is the most immediate which is more user-friendly.</text:p>
          <text:list>
            <text:list-item>
              <text:p text:style-name="P28">The disadvantage is that Javascript is easy to circumvent and the user can submit a malicious or faulty request.</text:p>
            </text:list-item>
          </text:list>
        </text:list-item>
      </text:list>
      <text:p text:style-name="P15"/>
      <text:list xml:id="list210111477550939" text:continue-numbering="true" text:style-name="L7">
        <text:list-item>
          <text:p text:style-name="P28">The second layer is at the server level within Rails. This means the Rails application will examine the user input and check against the constraints that were set up, returning errors if any.</text:p>
          <text:list>
            <text:list-item>
              <text:p text:style-name="P28">The disadvantage is that it requires a full round-trip HTTP request to your application in order to check it. However, model validations are pretty effective.</text:p>
            </text:list-item>
            <text:list-item>
              <text:p text:style-name="P28">Another disadvantage occurs when the application is scaled up and there are two instances of an user submitting information that is 'unique'. These are called 'race conditions'.</text:p>
            </text:list-item>
          </text:list>
        </text:list-item>
      </text:list>
      <text:p text:style-name="P15"/>
      <text:list xml:id="list210111058582163" text:continue-numbering="true" text:style-name="L7">
        <text:list-item>
          <text:p text:style-name="P30">The last layer is on the database level. Your single database is the last bastion of what is unique and valid in the database.</text:p>
          <text:list>
            <text:list-item>
              <text:p text:style-name="P30">Extra parameters passed into migrations like <text:span text:style-name="T9">add_index :users, :username, unique: true </text:span>lets you control uniqueness of entries.</text:p>
            </text:list-item>
            <text:list-item>
              <text:p text:style-name="P30">However, most validations can be implmented through Rails applications.</text:p>
            </text:list-item>
          </text:list>
        </text:list-item>
      </text:list>
      <text:p text:style-name="P31"/>
      <text:p text:style-name="P36">Basic Associations</text:p>
      <text:list xml:id="list2679008010" text:style-name="L8">
        <text:list-item>
          <text:p text:style-name="P34"><text:span text:style-name="T4">Associations are relationships between two tables. It links two tables together using primary keys (called foreign keys in the table that is references another).</text:span></text:p>
        </text:list-item>
        <text:list-item>
          <text:p text:style-name="P37"><text:span text:style-name="T3">Rails can achieve creating this relationship by assigning 'has many / belongs to' associations. </text:span></text:p>
          <text:list>
            <text:list-item>
              <text:p text:style-name="P37"><text:span text:style-name="T3">The primary table does not need to acknowledge the existance of the relational table as the secondary table is referencing the primary key of the first.</text:span></text:p>
            </text:list-item>
            <text:list-item>
              <text:p text:style-name="P37"><text:soft-page-break/><text:span text:style-name="T3">Example: A User </text:span><text:span text:style-name="T10">has_many </text:span><text:span text:style-name="T3">Post objects associated with it and a Post </text:span><text:span text:style-name="T10">belongs_to </text:span><text:span text:style-name="T3">a single User.</text:span></text:p>
            </text:list-item>
          </text:list>
        </text:list-item>
      </text:list>
      <text:p text:style-name="P38"><text:span text:style-name="T3"/></text:p>
      <text:list xml:id="list210112165218842" text:continue-numbering="true" text:style-name="L8">
        <text:list-item>
          <text:p text:style-name="P39"><text:span text:style-name="T3">The </text:span><text:span text:style-name="T10">has_many / belongs_to </text:span><text:span text:style-name="T3">(one to many) relationship is common. A Child can have many Toy objects, each of which belongs to Child. </text:span></text:p>
          <text:list>
            <text:list-item>
              <text:p text:style-name="P39"><text:span text:style-name="T3">A single object can also </text:span><text:span text:style-name="T10">belongs_to </text:span><text:span text:style-name="T3">multiple other objects.</text:span></text:p>
              <text:list>
                <text:list-item>
                  <text:p text:style-name="P35"><text:span text:style-name="T5">Example: A FranchiseLocation will </text:span><text:span text:style-name="T11">belongs_to </text:span><text:span text:style-name="T5">a Corporation as well as </text:span><text:span text:style-name="T11">belongs_to </text:span><text:span text:style-name="T7">the City.</text:span></text:p>
                  <text:p text:style-name="P35"><text:span text:style-name="T7"/></text:p>
                </text:list-item>
              </text:list>
            </text:list-item>
          </text:list>
        </text:list-item>
        <text:list-item>
          <text:p text:style-name="P40"><text:span text:style-name="T7">T</text:span><text:span text:style-name="T6">he </text:span><text:span text:style-name="T12">has_and_belongs_to_many </text:span><text:span text:style-name="T6">(many to many) relationship is also common. A Human can have many Dog objects, and each Dog can have many Human objects. To specify which Dogs are to which Human, it requires you to create another table (join table) that keeps track of all those relationships. </text:span></text:p>
          <text:p text:style-name="P40"><text:span text:style-name="T6"/></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3" meta:paragraph-count="65" meta:word-count="978" meta:character-count="5525" meta:non-whitespace-character-count="4660"/>
  </office:meta>
</office:document-meta>
</file>